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E12DC5ABE4E48EF6.png" manifest:media-type="image/png"/>
  <manifest:file-entry manifest:full-path="Pictures/1000068800008D2E00004F60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AbstractGreen-title">
      <style:graphic-properties fo:min-height="3.506cm"/>
    </style:style>
    <style:style style:name="pr6" style:family="presentation" style:parent-style-name="AbstractGreen-outline1">
      <style:graphic-properties fo:min-height="11.929cm"/>
    </style:style>
    <style:style style:name="pr7" style:family="presentation" style:parent-style-name="AbstractGree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ose Pass Pi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ing 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ish Cyclist</text:p>
              </text:list-item>
              <text:list-item>
                <text:p>Close pass data is rare</text:p>
              </text:list-item>
              <text:list-item>
                <text:p>Little evidence of close pass incidents</text:p>
              </text:list-item>
              <text:list-item>
                <text:p>I haven’t used my PiJuice yet (I ordered it on the kickstarter 3+ years ago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t 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mera works</text:p>
              </text:list-item>
              <text:list-item>
                <text:p>Works with ultrasound distance sensing but the device seems limited to 1m is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ar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Ultrasound</text:p>
              </text:list-item>
              <text:list-item>
                <text:p>Using ring buffers on PiCame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if LiDAR is better</text:p>
              </text:list-item>
              <text:list-item>
                <text:p>Autostart</text:p>
              </text:list-item>
              <text:list-item>
                <text:p>Use Bluedot so it alerts me</text:p>
              </text:list-item>
              <text:list-item>
                <text:p>Get the images and data off somehow (dropbox via wifi</text:p>
              </text:list-item>
              <text:list-item>
                <text:p>Try it on a Zero W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draw:frame presentation:style-name="pr5" draw:layer="layout" svg:width="25.199cm" svg:height="3.506cm" svg:x="1.4cm" svg:y="0.837cm" presentation:class="title">
          <draw:text-box>
            <text:p>Impac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Ultrasound and LiDAR have been requested in our Physical Computing Group so I can do that now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8D2E00004F60BAE8AB1092C97E1C.svg" xlink:type="simple" xlink:show="embed" xlink:actuate="onLoad">
          <text:p/>
        </draw:image>
        <draw:image xlink:href="Pictures/10000201000003AF00000212E12DC5ABE4E48EF6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3:07:28.783963300</meta:creation-date>
    <dc:date>2018-08-22T13:21:52.913248848</dc:date>
    <meta:editing-duration>PT3M53S</meta:editing-duration>
    <meta:editing-cycles>2</meta:editing-cycles>
    <meta:generator>LibreOffice/5.2.7.2$Linux_ARM_EABI LibreOffice_project/20m0$Build-2</meta:generator>
    <meta:document-statistic meta:object-count="68"/>
  </office:meta>
</office:document-meta>
</file>